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cs" fo:country="CZ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cs" fo:country="CZ" officeooo:rsid="001e7bef" officeooo:paragraph-rsid="001e7bef"/>
    </style:style>
    <style:style style:name="P3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language="cs" fo:country="CZ"/>
    </style:style>
    <style:style style:name="T1" style:family="text">
      <style:text-properties fo:color="#000000" style:text-line-through-style="none" style:text-line-through-type="none" style:text-position="0% 100%" style:font-name="Times New Roman" fo:font-size="12pt" fo:letter-spacing="normal" fo:language="en" fo:country="US" style:font-size-asian="12pt" style:text-scale="100%"/>
    </style:style>
    <style:style style:name="T2" style:family="text">
      <style:text-properties fo:color="#000000" style:text-line-through-style="none" style:text-line-through-type="none" style:text-position="0% 100%" style:font-name="Times New Roman" fo:font-size="12pt" fo:letter-spacing="normal" style:font-size-asian="12pt" style:text-scale="100%"/>
    </style:style>
    <style:style style:name="T3" style:family="text">
      <style:text-properties fo:color="#000000" style:text-line-through-style="none" style:text-line-through-type="none" style:text-position="0% 100%" style:font-name="Times New Roman" fo:font-size="12pt" fo:letter-spacing="normal" officeooo:rsid="001a4754" style:font-size-asian="12pt" style:text-scale="100%"/>
    </style:style>
    <style:style style:name="T4" style:family="text">
      <style:text-properties fo:color="#000000" style:text-line-through-style="none" style:text-line-through-type="none" style:text-position="0% 100%" style:font-name="Times New Roman" fo:font-size="12pt" fo:letter-spacing="normal" fo:font-style="italic" style:font-size-asian="12pt" style:font-style-asian="italic" style:font-style-complex="italic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40_454671011"/><text:span text:style-name="T2">Spiritualita, aniž by musela být přímo spojována s biblickými mo</text:span><text:span text:style-name="T3">ti</text:span><text:span text:style-name="T2">v</text:span><text:span text:style-name="T3">y</text:span><text:span text:style-name="T2">, tehdy prostupovala různý</text:span><text:span text:style-name="T3">mi způsobem celou škálu autorských projevů a tematických okruhů navzdory názorovým odlišnostem i generační příslušnosti.</text:span><text:span text:style-name="T2"> Velké akvarely, které v roce 1955 vytvořil dnes málo známý Vojtěch Nolč </text:span><text:span text:style-name="T3">(1912</text:span><text:span text:style-name="T2">-1989), kupříkladu představují </text:span><text:span text:style-name="T3">specif</text:span><text:span text:style-name="T2">ickou reflexi Villonova </text:span><text:span text:style-name="T4">Velkého testamentu</text:span><text:span text:style-name="T2">. Nolč sice v mládí prošel soukromým výtvarným školením a měl už tehdy za sebou určitý vývoj, pracoval ale jako bankovní úředník a upozornil na sebe až v souvislosti se svou aktivitou ve skupině Máj 57. Dva villonovské akvarely, jakýsi autorův horror vacui, jsou zaplněny mnoha symboly víry, smrti a tělesnosti. V rámci dobové české neoficiální produkce působí značně nekonvenčně - jako interpretace klasického</text:span><text:span text:style-name="T1"> </text:span><text:span text:style-name="T2">literárního textu z pozice svátečního malíře, který si může dovolit se nezatíženě a bez jakýchkoli pravidel vyjadřovat k silnému podnětu.</text:span><text:bookmark-end text:name="__DdeLink__40_454671011"/></text:p>
      <text:p text:style-name="P1"/>
      <text:p text:style-name="P2"><text:bookmark-start text:name="__DdeLink__44_454671011"/><text:span text:style-name="T2">Expresionismus nebo fauvismus využili počátkem padesátých let k sugestivním <text:s/>autoportrétům také další autoři. Vojtěch Nolč bez velké malířské zkušenosti namaloval sám sebe v jakési vězeňské místnosti v deliktní škále žlutí, která jakoby prozrazovala jeho budoucí pokusy s malbou pod vlivem drog, ...</text:span><text:bookmark-end text:name="__DdeLink__44_4546710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1pt" fo:language="cs" fo:country="CZ" style:letter-kerning="true" style:font-name-asian="Droid Sans Fallback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F" fo:font-size="11pt" fo:language="cs" fo:country="CZ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709in" fo:margin-left="1.25in" fo:margin-right="1.2083in" style:writing-mode="lr-tb" style:layout-grid-color="#c0c0c0" style:layout-grid-lines="234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0-09T01:04:31.112193714</dc:date>
    <dc:creator>Jiri Danecek</dc:creator>
    <meta:editing-duration>PT1H59M56S</meta:editing-duration>
    <meta:editing-cycles>4</meta:editing-cycles>
    <meta:document-statistic meta:table-count="0" meta:image-count="0" meta:object-count="0" meta:page-count="1" meta:paragraph-count="2" meta:word-count="172" meta:character-count="1218" meta:non-whitespace-character-count="1047"/>
  </office:meta>
</office:document-meta>
</file>